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隶书" svg:font-family="隶书" style:font-family-generic="modern"/>
    <style:font-face style:name="DejaVu Sans1" svg:font-family="'DejaVu Sans'" style:font-pitch="variable"/>
    <style:font-face style:name="KaiTi_GB2312" svg:font-family="KaiTi_GB2312" style:font-pitch="variable"/>
    <style:font-face style:name="宋体" svg:font-family="宋体, SimSun" style:font-pitch="variable"/>
    <style:font-face style:name="黑体" svg:font-family="黑体, SimHe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.25in" fo:text-align="end" style:justify-single-word="false" fo:text-indent="0in" style:auto-text-indent="false"/>
    </style:style>
    <style:style style:name="P2" style:family="paragraph" style:parent-style-name="Header">
      <style:paragraph-properties fo:margin-left="0in" fo:margin-right="0.25in" fo:text-align="justify" style:justify-single-word="false" fo:text-indent="0in" style:auto-text-indent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name-asian="KaiTi_GB2312" style:font-size-asian="20pt" style:font-weight-asian="bold" style:font-size-complex="20pt" style:font-weight-complex="bold"/>
    </style:style>
    <style:style style:name="T1" style:family="text">
      <style:text-properties style:letter-kerning="true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赛前测试赛 第二轮</text:p>
      <text:p text:style-name="P5">本次测试赛共4题，比赛时间为2小时</text:p>
      <text:p text:style-name="P4">第一题：明明的复古年份</text:p>
      <text:p text:style-name="Standard"/>
      <text:p text:style-name="Standard">源文件： <text:s/>year(.bas/.c/.cpp/.pas) </text:p>
      <text:p text:style-name="Standard">输入文件： year.in </text:p>
      <text:p text:style-name="Standard">输出文件： year.out </text:p>
      <text:p text:style-name="Standard"/>
      <text:p text:style-name="Standard">在现在的课本中，我们在读书的时候，都是从左向右读，而古人在看书的时候都是从右向左读，特别是在写对联的横批的时候，一定是要从右边开始读。现在明明要写一个对联的横批，想让你帮忙写个程序把他想写的年份倒着显示过来。你能帮忙吗？ </text:p>
      <text:p text:style-name="Standard"/>
      <text:p text:style-name="Standard">输入只有一个整数，表示明明希望你帮忙倒过来显示的年份（年份前后，均无0）。 </text:p>
      <text:p text:style-name="Standard"/>
      <text:p text:style-name="Standard">输出只有一个整数，为这个年份倒来的显示结果。 </text:p>
      <text:p text:style-name="Standard"/>
      <text:p text:style-name="Standard">【样例输入】 </text:p>
      <text:p text:style-name="Standard">1234 </text:p>
      <text:p text:style-name="Standard"/>
      <text:p text:style-name="Standard">【样例输出】 </text:p>
      <text:p text:style-name="Standard">4321 </text:p>
      <text:p text:style-name="Standard"/>
      <text:p text:style-name="Standard">【说明】</text:p>
      <text:p text:style-name="Standard"/>
      <text:p text:style-name="P6">第二题：派卡车</text:p>
      <text:p text:style-name="Standard"/>
      <text:p text:style-name="Standard">源文件： <text:s/>truck(.bas/.c/.cpp/.pas) </text:p>
      <text:p text:style-name="Standard">输入文件： truck.in </text:p>
      <text:p text:style-name="Standard">输出文件： truck.out </text:p>
      <text:p text:style-name="Standard"/>
      <text:p text:style-name="Standard">为了支援灾区，现在准备将捐献的若干棉衣，运送至灾区。已知，棉衣的总数量和每辆卡车最大的装载数量，请求出，最少需要多少辆卡车。</text:p>
      <text:p text:style-name="Standard"/>
      <text:p text:style-name="Standard">输入只有一行。包含两个正整数，n 和 m。分别代表棉衣的总数和每辆卡车的最大承载量。</text:p>
      <text:p text:style-name="Standard"/>
      <text:p text:style-name="Standard">输出只有一个整数x，表示最少需要的卡车数量。</text:p>
      <text:p text:style-name="Standard"/>
      <text:p text:style-name="Standard">【样例输入】 </text:p>
      <text:p text:style-name="Standard">10 2 </text:p>
      <text:p text:style-name="Standard"/>
      <text:p text:style-name="Standard">【样例输出】 </text:p>
      <text:p text:style-name="Standard">5 </text:p>
      <text:p text:style-name="Standard"/>
      <text:p text:style-name="Standard">【说明】 </text:p>
      <text:p text:style-name="P6">第三题：词组缩写</text:p>
      <text:p text:style-name="Standard"/>
      <text:p text:style-name="Standard">源文件： <text:s/>fword(.bas/.c/.cpp/.pas) </text:p>
      <text:p text:style-name="Standard">输入文件： fword.in </text:p>
      <text:p text:style-name="Standard">输出文件： fword.out </text:p>
      <text:p text:style-name="Standard"/>
      <text:p text:style-name="Standard">一个词组中每个单词的首字母的大写组合称为该词组的缩写。 </text:p>
      <text:p text:style-name="Standard">比如，C语言里常用的EOF就是end of file的缩写。 </text:p>
      <text:p text:style-name="Standard"/>
      <text:p text:style-name="Standard">输入只有一行，有一个词组，每个词组由一个或多个单词组成；每组的单词个数不超过10个，每个单词有一个或多个小写字母组成； </text:p>
      <text:p text:style-name="Standard">单词长度不超过10，由一个或多个空格分隔这些单词。 </text:p>
      <text:p text:style-name="Standard"/>
      <text:p text:style-name="Standard">输出规定的缩写形式。 </text:p>
      <text:p text:style-name="Standard"/>
      <text:p text:style-name="Standard">【样例输入】 </text:p>
      <text:p text:style-name="Standard">end of file </text:p>
      <text:p text:style-name="Standard"/>
      <text:p text:style-name="Standard">【样例输出】 </text:p>
      <text:p text:style-name="Standard">eof </text:p>
      <text:p text:style-name="Standard"/>
      <text:p text:style-name="Standard">【说明】</text:p>
      <text:p text:style-name="P6">第四题：分蛋糕</text:p>
      <text:p text:style-name="Standard"/>
      <text:p text:style-name="Standard">源文件： <text:s/>cake(.bas/.c/.cpp/.pas) </text:p>
      <text:p text:style-name="Standard">输入文件： cake.in </text:p>
      <text:p text:style-name="Standard">输出文件： cake.out </text:p>
      <text:p text:style-name="Standard"/>
      <text:p text:style-name="Standard">蛋糕终于是买回来了，路路的朋友们已经迫不及待来吃蛋糕了。为了公平起见，每个人都将分到一块蛋糕。可是路路是一个很懒的家伙，他想用最少的刀数分出他想要的蛋糕块数，不论大小和形状。下面请开动你的脑筋告诉这个懒家伙该怎么做。 </text:p>
      <text:p text:style-name="Standard"/>
      <text:p text:style-name="Standard">输入只有一个整数 n (n &lt;= 1000)，代表需要分出的蛋糕块数。 </text:p>
      <text:p text:style-name="Standard"/>
      <text:p text:style-name="Standard">输出包括1整个数，即最少的刀数。 </text:p>
      <text:p text:style-name="Standard"/>
      <text:p text:style-name="Standard">【样例输入】 </text:p>
      <text:p text:style-name="Standard">1 </text:p>
      <text:p text:style-name="Standard"/>
      <text:p text:style-name="Standard">【样例输出】 </text:p>
      <text:p text:style-name="Standard">0 </text:p>
      <text:p text:style-name="Standard"/>
      <text:p text:style-name="Standard">【说明】 </text:p>
      <text:p text:style-name="Standard">请按常识理解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隶书" svg:font-family="隶书" style:font-family-generic="modern"/>
    <style:font-face style:name="DejaVu Sans1" svg:font-family="'DejaVu Sans'" style:font-pitch="variable"/>
    <style:font-face style:name="KaiTi_GB2312" svg:font-family="KaiTi_GB2312" style:font-pitch="variable"/>
    <style:font-face style:name="宋体" svg:font-family="宋体, SimSun" style:font-pitch="variable"/>
    <style:font-face style:name="黑体" svg:font-family="黑体, SimHe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362in" fo:margin-bottom="0.2291in" fo:line-height="200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807in" fo:margin-bottom="0.1807in" fo:line-height="170%" fo:keep-together="always" fo:keep-with-next="always"/>
      <style:text-properties style:font-name="Arial" fo:font-size="16pt" fo:font-weight="bold" style:font-name-asian="黑体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807in" fo:margin-bottom="0.1807in" fo:line-height="170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0071in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8Num1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1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2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2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2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3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3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3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4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4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4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5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5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5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5z3" style:family="text">
      <style:text-properties style:font-name="Times New Roman" fo:font-size="14pt" fo:font-style="normal" fo:font-weight="bold" style:font-name-asian="隶书" style:font-size-asian="14pt" style:font-style-asian="normal" style:font-weight-asian="bold"/>
    </style:style>
    <style:style style:name="WW8Num6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6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6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7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7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7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8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0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0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10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11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1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11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11z3" style:family="text">
      <style:text-properties style:font-name="Times New Roman" fo:font-size="14pt" fo:font-style="normal" fo:font-weight="bold" style:font-name-asian="隶书" style:font-size-asian="14pt" style:font-style-asian="normal" style:font-weight-asian="bold"/>
    </style:style>
    <style:style style:name="WW8Num12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2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12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13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4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5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5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15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16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6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16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16z3" style:family="text">
      <style:text-properties style:font-name="Times New Roman" fo:font-size="14pt" fo:font-style="normal" fo:font-weight="bold" style:font-name-asian="隶书" style:font-size-asian="14pt" style:font-style-asian="normal" style:font-weight-asian="bold"/>
    </style:style>
    <style:style style:name="WW8Num17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7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17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18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23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23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23z2" style:family="text">
      <style:text-properties style:font-name="Times New Roman" fo:font-style="normal" fo:font-weight="bold" style:font-name-asian="隶书" style:font-style-asian="normal" style:font-weight-asian="bold"/>
    </style:style>
    <style:style style:name="默认段落字体" style:family="text"/>
    <style:style style:name="Page_20_Number" style:display-name="Page Number" style:family="text" style:parent-style-name="默认段落字体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align="end" style:justify-single-word="false" fo:text-indent="0in" style:auto-text-indent="false"/>
    </style:style>
    <style:style style:name="MP2" style:family="paragraph" style:parent-style-name="Header">
      <style:paragraph-properties fo:margin-left="0in" fo:margin-right="0.25in" fo:text-align="justify" style:justify-single-word="false" fo:text-indent="0in" style:auto-text-indent="false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letter-kerning="true" style:font-size-complex="10.5pt"/>
    </style:style>
    <style:page-layout style:name="Mpm1">
      <style:page-layout-properties fo:page-width="8.2681in" fo:page-height="11.6929in" style:num-format="1" style:print-orientation="portrait" fo:margin-top="0.5909in" fo:margin-bottom="0.689in" fo:margin-left="1.248in" fo:margin-right="1.248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91in" fo:margin-left="0in" fo:margin-right="0in" fo:margin-bottom="0.3701in" style:dynamic-spacing="true"/>
      </style:header-style>
      <style:footer-style>
        <style:header-footer-properties fo:min-height="0.311in" fo:margin-left="0in" fo:margin-right="0in" fo:margin-top="0.27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.248in" fo:margin-right="1.248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信息学奥赛　　<text:span text:style-name="MT1">- </text:span><text:span text:style-name="MT1"><text:page-number text:select-page="current"/></text:span><text:span text:style-name="MT1"> -</text:span></text:p>
      </style:header>
      <style:header-left>
        <text:p text:style-name="MP2"><text:span text:style-name="MT1">- </text:span><text:span text:style-name="MT1"><text:page-number text:select-page="current"/></text:span><text:span text:style-name="MT1"> -</text:span><text:span text:style-name="MT1">　　信息学奥赛</text:span></text:p>
      </style:header-left>
      <style:footer>
        <text:p text:style-name="MP3">业精于勤　有容乃大</text:p>
      </style:footer>
      <style:footer-left>
        <text:p text:style-name="MP3">业精于勤　有容乃大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马利</meta:initial-creator>
    <meta:creation-date>2009-07-16T23:34:00</meta:creation-date>
    <dc:creator>Richard Ma</dc:creator>
    <dc:date>2010-10-11T22:28:29</dc:date>
    <meta:editing-cycles>36</meta:editing-cycles>
    <meta:editing-duration>PT03H27M49S</meta:editing-duration>
    <meta:generator>OpenOffice.org/3.2$Linux OpenOffice.org_project/320m12$Build-9483</meta:generator>
    <meta:document-statistic meta:table-count="0" meta:image-count="0" meta:object-count="0" meta:page-count="4" meta:paragraph-count="57" meta:word-count="459" meta:character-count="1077"/>
    <meta:user-defined meta:name="Info 1"/>
    <meta:user-defined meta:name="Info 2"/>
    <meta:user-defined meta:name="Info 3"/>
    <meta:user-defined meta:name="Info 4"/>
  </office:meta>
</office:document-meta>
</file>